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726f" officeooo:paragraph-rsid="0011726f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e14a8" officeooo:paragraph-rsid="000e14a8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rsid="001436e0" officeooo:paragraph-rsid="001436e0"/>
    </style:style>
    <style:style style:name="P4" style:family="paragraph" style:parent-style-name="Standard">
      <style:paragraph-properties fo:text-align="center" style:justify-single-word="false" fo:padding="0.074cm" fo:border-left="none" fo:border-right="none" fo:border-top="none" fo:border-bottom="0.99pt solid #000000" style:join-border="false"/>
      <style:text-properties officeooo:rsid="0011726f" officeooo:paragraph-rsid="0011726f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436e0" officeooo:paragraph-rsid="001436e0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adedf" officeooo:paragraph-rsid="001adedf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weight="normal" officeooo:rsid="0016c679" officeooo:paragraph-rsid="0016c679" style:font-weight-asian="normal" style:font-weight-complex="normal"/>
    </style:style>
    <style:style style:name="P8" style:family="paragraph" style:parent-style-name="Standard">
      <style:text-properties officeooo:rsid="000e14a8" officeooo:paragraph-rsid="000e14a8"/>
    </style:style>
    <style:style style:name="P9" style:family="paragraph" style:parent-style-name="Standard">
      <style:paragraph-properties fo:text-align="start" style:justify-single-word="false"/>
      <style:text-properties officeooo:rsid="000e14a8" officeooo:paragraph-rsid="0011726f"/>
    </style:style>
    <style:style style:name="P10" style:family="paragraph" style:parent-style-name="Standard">
      <style:paragraph-properties fo:text-align="start" style:justify-single-word="false"/>
      <style:text-properties officeooo:rsid="000e14a8" officeooo:paragraph-rsid="000e14a8"/>
    </style:style>
    <style:style style:name="P11" style:family="paragraph" style:parent-style-name="Standard">
      <style:paragraph-properties fo:text-align="start" style:justify-single-word="false"/>
      <style:text-properties officeooo:rsid="0020321b" officeooo:paragraph-rsid="0020321b"/>
    </style:style>
    <style:style style:name="P12" style:family="paragraph">
      <loext:graphic-properties draw:fill="solid" draw:fill-color="#eeeeee"/>
    </style:style>
    <style:style style:name="P13" style:family="paragraph">
      <style:text-properties style:font-name="F" fo:font-size="12pt"/>
    </style:style>
    <style:style style:name="T1" style:family="text">
      <style:text-properties officeooo:rsid="0012bbb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45b85" style:font-weight-asian="normal" style:font-weight-complex="normal"/>
    </style:style>
    <style:style style:name="T5" style:family="text">
      <style:text-properties officeooo:rsid="00145b85"/>
    </style:style>
    <style:style style:name="T6" style:family="text">
      <style:text-properties fo:color="#008000"/>
    </style:style>
    <style:style style:name="T7" style:family="text">
      <style:text-properties fo:color="#000000"/>
    </style:style>
    <style:style style:name="T8" style:family="text">
      <style:text-properties fo:color="#b00040"/>
    </style:style>
    <style:style style:name="T9" style:family="text">
      <style:text-properties fo:color="#0000ff"/>
    </style:style>
    <style:style style:name="T10" style:family="text">
      <style:text-properties fo:color="#666666"/>
    </style:style>
    <style:style style:name="T11" style:family="text">
      <style:text-properties fo:color="#008000" style:font-name="F" fo:font-size="12pt"/>
    </style:style>
    <style:style style:name="gr1" style:family="graphic">
      <style:graphic-properties draw:stroke="none" draw:stroke-dash="Ultrafine_20_Dashed" svg:stroke-width="0cm" svg:stroke-color="#ffffff" draw:marker-start-width="0.353cm" draw:marker-end-width="0.353cm" draw:fill="solid" draw:fill-color="#eeeeee" fo:min-height="5.357cm" style:run-through="foreground" style:wrap="none" style:wrap-contour-mode="full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Agent</text:p>
      <text:p text:style-name="P4">Version 0.1<text:line-break/><text:span text:style-name="T1">Halim Djerroud &lt; </text:span><text:a xlink:type="simple" xlink:href="mailto:hdd@ai.univ-paris8.fr" text:style-name="Internet_20_link" text:visited-style-name="Visited_20_Internet_20_Link"><text:span text:style-name="T1">hdd@ai.univ-paris8.fr</text:span></text:a><text:span text:style-name="T1"> &gt;</text:span></text:p>
      <text:p text:style-name="P1"/>
      <text:p text:style-name="P1"/>
      <text:p text:style-name="P3">gAgent une librairie <text:span text:style-name="T5">C++ (</text:span> <text:span text:style-name="T2">libgagentlib.so</text:span><text:span text:style-name="T3"> </text:span><text:span text:style-name="T4">) </text:span><text:span text:style-name="T3">qui permet de développer un système multi-agent en </text:span><text:span text:style-name="T4">compatible FIPA en </text:span><text:span text:style-name="T3">C++.</text:span></text:p>
      <text:p text:style-name="P5"/>
      <text:h text:style-name="Heading_20_1" text:outline-level="1">Premier pas </text:h>
      <text:p text:style-name="P6">Le plus petit programme <text:span text:style-name="T2">gAgent </text:span>:</text:p>
      <text:p text:style-name="P5"/>
      <text:p text:style-name="P5"><draw:frame text:anchor-type="paragraph" draw:z-index="0" draw:name="Forme1" draw:style-name="gr1" draw:text-style-name="P12" svg:width="16.193cm" svg:height="5.358cm" svg:x="0.205cm" svg:y="0.178cm"><draw:text-box><text:p><text:span text:style-name="T6"/></text:p><text:p><text:span text:style-name="T6"><text:tab/></text:span><text:span text:style-name="T6">#include &lt;gagent/Agent.hpp&gt;</text:span></text:p><text:p><text:span text:style-name="T6"><text:tab/></text:span><text:span text:style-name="T6">using namespac</text:span><text:span text:style-name="T7">e gagent;</text:span></text:p><text:p><text:span text:style-name="T8"/></text:p><text:p><text:span text:style-name="T8"><text:tab/></text:span><text:span text:style-name="T8">in</text:span><text:span text:style-name="T7">t</text:span><text:span text:style-name="T9"> mai</text:span><text:span text:style-name="T7">n() {</text:span></text:p><text:p><text:span text:style-name="T7"><text:tab/></text:span><text:span text:style-name="T7"><text:tab/></text:span><text:span text:style-name="T7"><text:tab/></text:span><text:span text:style-name="T7">AgentCor</text:span><text:span text:style-name="T10">e:</text:span><text:span text:style-name="T7">:initAgentSystem();</text:span></text:p><text:p><text:span text:style-name="T7"><text:tab/></text:span><text:span text:style-name="T7"><text:tab/></text:span><text:span text:style-name="T7"><text:tab/></text:span><text:span text:style-name="T7">...</text:span></text:p><text:p><text:span text:style-name="T7"><text:tab/></text:span><text:span text:style-name="T7"><text:tab/></text:span><text:span text:style-name="T7"><text:tab/></text:span><text:span text:style-name="T7">AgentCor</text:span><text:span text:style-name="T10">e:</text:span><text:span text:style-name="T7">:stopAgentSystem();</text:span></text:p><text:p><text:span text:style-name="T6"><text:tab/></text:span><text:span text:style-name="T6"><text:tab/></text:span><text:span text:style-name="T6"><text:tab/></text:span><text:span text:style-name="T6">retur</text:span><text:span text:style-name="T7">n</text:span><text:span text:style-name="T10"> </text:span><text:span text:style-name="T7">0;</text:span></text:p><text:p><text:span text:style-name="T7"><text:tab/></text:span><text:span text:style-name="T7">}</text:span></text:p><text:p><text:span text:style-name="T7"/></text:p></draw:text-box></draw:frame></text:p>
      <text:p text:style-name="P7"/>
      <text:p text:style-name="P9"/>
      <text:p text:style-name="P11">Compilation : </text:p>
      <text:p text:style-name="P11"/>
      <text:p text:style-name="P10"><draw:frame text:anchor-type="paragraph" draw:z-index="1" draw:name="Forme1" draw:style-name="gr1" draw:text-style-name="P12" svg:width="16.193cm" svg:height="5.358cm" svg:x="-0.43cm" svg:y="0.289cm"><draw:text-box><text:p><text:span text:style-name="T6"/></text:p><text:p text:style-name="P13"><text:span text:style-name="T11">g++ -std=c++11 -Wall <text:s text:c="3"/>-o main.o -c main.cpp</text:span></text:p></draw:text-box></draw:frame></text:p>
      <text:p text:style-name="P10"/>
      <text:p text:style-name="P10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lim DJERROUD</meta:initial-creator>
    <meta:creation-date>2018-05-13T16:24:05.934970600</meta:creation-date>
    <dc:date>2018-05-13T17:15:29.960128198</dc:date>
    <dc:creator>Halim DJERROUD</dc:creator>
    <meta:editing-duration>PT46M55S</meta:editing-duration>
    <meta:editing-cycles>18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37" meta:character-count="235" meta:non-whitespace-character-count="202"/>
  </office:meta>
</office:document-meta>
</file>